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NATALIA MAMANI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UTIERREZ MAMANI OSWALDO GIOVANI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MANI HUAYHUA, NATALIA AUREL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249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5:23:2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